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10f3"/>
    </style:style>
    <style:style style:name="T1" style:family="text">
      <style:text-properties officeooo:rsid="00091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LTw_HasSettings"/>
        <text:user-field-decl office:value-type="string" office:string-value="! &quot; # $ % &amp; ' ( ) * + , - . / 0 1 2 3 4 5 6 7 8 9 : ; &lt; = &gt; ? @ [ \ ] ^ _ ` ‘ ’ ‚ ‛ “ ” „" text:name="LTw_Punctuation"/>
        <text:user-field-decl office:value-type="string" office:string-value="A" text:name="LTw_column_Word"/>
        <text:user-field-decl office:value-type="string" office:string-value="B" text:name="LTw_column_Correction"/>
        <text:user-field-decl office:value-type="string" office:string-value="C" text:name="LTw_column_Similar Words"/>
        <text:user-field-decl office:value-type="string" office:string-value="D" text:name="LTw_column_Occurrences"/>
        <text:user-field-decl office:value-type="string" office:string-value="E" text:name="LTw_column_Sources"/>
        <text:user-field-decl office:value-type="string" office:string-value="F" text:name="LTw_column_Converted 1"/>
        <text:user-field-decl office:value-type="string" office:string-value="G" text:name="LTw_column_Converted 2"/>
        <text:user-field-decl office:value-type="string" office:string-value="H" text:name="LTw_column_Correct"/>
        <text:user-field-decl office:value-type="string" office:string-value="1" text:name="LTsp_HasSettings"/>
        <text:user-field-decl office:value-type="string" office:string-value="A" text:name="LTsp_column_Word"/>
        <text:user-field-decl office:value-type="string" office:string-value="B" text:name="LTsp_column_Correction"/>
        <text:user-field-decl office:value-type="string" office:string-value="C" text:name="LTsp_column_Similar Words"/>
        <text:user-field-decl office:value-type="string" office:string-value="D" text:name="LTsp_column_Occurrences"/>
        <text:user-field-decl office:value-type="string" office:string-value="E" text:name="LTsp_column_Sources"/>
        <text:user-field-decl office:value-type="string" office:string-value="F" text:name="LTsp_column_Converted 1"/>
        <text:user-field-decl office:value-type="string" office:string-value="G" text:name="LTsp_column_Converted 2"/>
        <text:user-field-decl office:value-type="string" office:string-value="H" text:name="LTsp_column_Correct"/>
        <text:user-field-decl office:value-type="string" office:string-value="A" text:name="LTw_ConvSourceColumn"/>
        <text:user-field-decl office:value-type="string" office:string-value="F" text:name="LTw_ConvTargetColumn"/>
        <text:user-field-decl office:value-type="string" office:string-value="" text:name="LTsp_CurrentRow"/>
      </text:user-field-decls>
      <text:p text:style-name="P1"><text:span text:style-name="T1">Aaa Bbb ccc Ddd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7:40:46.31</meta:creation-date>
    <dc:date>2013-05-10T17:42:47.27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4.0.2.2$Windows_x86 LibreOffice_project/4c82dcdd6efcd48b1d8bba66bfe1989deee49c3</meta:generator>
  </office:meta>
</office:document-meta>
</file>